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508cm" style:rel-column-width="855*"/>
    </style:style>
    <style:style style:name="Tabla1.B" style:family="table-column">
      <style:table-column-properties style:column-width="2.381cm" style:rel-column-width="1350*"/>
    </style:style>
    <style:style style:name="Tabla1.C" style:family="table-column">
      <style:table-column-properties style:column-width="3.836cm" style:rel-column-width="2175*"/>
    </style:style>
    <style:style style:name="Tabla1.D" style:family="table-column">
      <style:table-column-properties style:column-width="2.99cm" style:rel-column-width="1695*"/>
    </style:style>
    <style:style style:name="Tabla1.E" style:family="table-column">
      <style:table-column-properties style:column-width="1.425cm" style:rel-column-width="808*"/>
    </style:style>
    <style:style style:name="Tabla1.F" style:family="table-column">
      <style:table-column-properties style:column-width="2.429cm" style:rel-column-width="1377*"/>
    </style:style>
    <style:style style:name="Tabla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G1" style:family="table-cell">
      <style:table-cell-properties fo:background-color="#b2b2b2" fo:padding="0.097cm" fo:border="0.002cm solid #000000">
        <style:background-image/>
      </style:table-cell-properties>
    </style:style>
    <style:style style:name="Tabla1.A2" style:family="table-cell" style:data-style-name="N0">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none" fo:border-top="none" fo:border-bottom="0.002cm solid #000000"/>
    </style:style>
    <style:style style:name="Tabla1.D2" style:family="table-cell" style:data-style-name="N37">
      <style:table-cell-properties fo:padding="0.097cm" fo:border-left="0.002cm solid #000000" fo:border-right="none" fo:border-top="none" fo:border-bottom="0.002cm solid #000000"/>
    </style:style>
    <style:style style:name="Tabla1.G2" style:family="table-cell" style:data-style-name="N0">
      <style:table-cell-properties fo:padding="0.097cm" fo:border-left="0.002cm solid #000000" fo:border-right="0.002cm solid #000000" fo:border-top="none" fo:border-bottom="0.002cm solid #000000"/>
    </style:style>
    <style:style style:name="Tabla2" style:family="table">
      <style:table-properties style:width="14.393cm" table:align="left"/>
    </style:style>
    <style:style style:name="Tabla2.A" style:family="table-column">
      <style:table-column-properties style:column-width="1.614cm"/>
    </style:style>
    <style:style style:name="Tabla2.B" style:family="table-column">
      <style:table-column-properties style:column-width="3.572cm"/>
    </style:style>
    <style:style style:name="Tabla2.C" style:family="table-column">
      <style:table-column-properties style:column-width="3.44cm"/>
    </style:style>
    <style:style style:name="Tabla2.D" style:family="table-column">
      <style:table-column-properties style:column-width="2.699cm"/>
    </style:style>
    <style:style style:name="Tabla2.E" style:family="table-column">
      <style:table-column-properties style:column-width="3.069cm"/>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E1" style:family="table-cell">
      <style:table-cell-properties fo:background-color="#b2b2b2" fo:padding="0.097cm" fo:border="0.002cm solid #000000">
        <style:background-image/>
      </style:table-cell-properties>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2.833cm" style:rel-column-width="10922*"/>
    </style:style>
    <style:style style:name="Tabla3.E" style:family="table-column">
      <style:table-column-properties style:column-width="5.666cm" style:rel-column-width="21844*"/>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cccccc"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3.399cm" style:rel-column-width="13107*"/>
    </style:style>
    <style:style style:name="Tabla4.A1" style:family="table-cell">
      <style:table-cell-properties fo:padding="0.097cm" fo:border-left="0.002cm solid #000000" fo:border-right="none" fo:border-top="0.002cm solid #000000" fo:border-bottom="0.002cm solid #000000"/>
    </style:style>
    <style:style style:name="Tabla4.E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data-style-name="N37">
      <style:table-cell-properties fo:padding="0.097cm" fo:border-left="0.002cm solid #000000" fo:border-right="none" fo:border-top="none" fo:border-bottom="0.002cm solid #000000"/>
    </style:style>
    <style:style style:name="Tabla4.E2" style:family="table-cell" style:data-style-name="N37">
      <style:table-cell-properties fo:padding="0.097cm" fo:border-left="0.002cm solid #000000" fo:border-right="0.002cm solid #000000" fo:border-top="none" fo:border-bottom="0.002cm solid #000000"/>
    </style:style>
    <style:style style:name="Tabla4.E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list-style-name="L1">
      <style:paragraph-properties fo:text-align="start" style:justify-single-word="false"/>
      <style:text-properties fo:font-weight="normal" style:font-weight-asian="normal" style:font-weight-complex="normal"/>
    </style:style>
    <style:style style:name="P4" style:family="paragraph" style:parent-style-name="Standard" style:list-style-name="L2">
      <style:paragraph-properties fo:text-align="start" style:justify-single-word="false"/>
      <style:text-properties fo:font-weight="normal" style:font-weight-asian="normal" style:font-weight-complex="normal"/>
    </style:style>
    <style:style style:name="P5" style:family="paragraph" style:parent-style-name="Standard" style:list-style-name="L3">
      <style:paragraph-properties fo:text-align="start" style:justify-single-word="false"/>
      <style:text-properties fo:font-weight="normal" style:font-weight-asian="normal" style:font-weight-complex="normal"/>
    </style:style>
    <style:style style:name="P6" style:family="paragraph" style:parent-style-name="Standard" style:list-style-name="L4">
      <style:paragraph-properties fo:text-align="start" style:justify-single-word="false"/>
      <style:text-properties fo:font-weight="normal" style:font-weight-asian="normal" style:font-weight-complex="normal"/>
    </style:style>
    <style:style style:name="P7" style:family="paragraph" style:parent-style-name="Standard" style:list-style-name="L5">
      <style:paragraph-properties fo:text-align="start" style:justify-single-word="false"/>
      <style:text-properties fo:font-weight="normal" style:font-weight-asian="normal" style:font-weight-complex="normal"/>
    </style:style>
    <style:style style:name="P8" style:family="paragraph" style:parent-style-name="Standard" style:list-style-name="L6">
      <style:paragraph-properties fo:text-align="start" style:justify-single-word="false"/>
      <style:text-properties fo:font-weight="normal" style:font-weight-asian="normal" style:font-weight-complex="normal"/>
    </style:style>
    <style:style style:name="P9" style:family="paragraph" style:parent-style-name="Standard" style:list-style-name="L7">
      <style:paragraph-properties fo:text-align="start" style:justify-single-word="false"/>
      <style:text-properties fo:font-weight="normal" style:font-weight-asian="normal" style:font-weight-complex="normal"/>
    </style:style>
    <style:style style:name="P10" style:family="paragraph" style:parent-style-name="Standard" style:list-style-name="L8">
      <style:paragraph-properties fo:text-align="start" style:justify-single-word="false"/>
      <style:text-properties fo:font-weight="normal" style:font-weight-asian="normal" style:font-weight-complex="normal"/>
    </style:style>
    <style:style style:name="P11" style:family="paragraph" style:parent-style-name="Standard" style:list-style-name="L9">
      <style:paragraph-properties fo:text-align="start" style:justify-single-word="false"/>
      <style:text-properties fo:font-weight="normal" style:font-weight-asian="normal" style:font-weight-complex="normal"/>
    </style:style>
    <style:style style:name="P12" style:family="paragraph" style:parent-style-name="Standard" style:list-style-name="L10">
      <style:paragraph-properties fo:text-align="start" style:justify-single-word="false"/>
      <style:text-properties fo:font-weight="normal" style:font-weight-asian="normal" style:font-weight-complex="normal"/>
    </style:style>
    <style:style style:name="P13" style:family="paragraph" style:parent-style-name="Standard" style:list-style-name="L11">
      <style:paragraph-properties fo:text-align="start" style:justify-single-word="false"/>
      <style:text-properties fo:font-weight="normal" style:font-weight-asian="normal" style:font-weight-complex="normal"/>
    </style:style>
    <style:style style:name="P14" style:family="paragraph" style:parent-style-name="Standard" style:list-style-name="L12">
      <style:paragraph-properties fo:text-align="start" style:justify-single-word="false"/>
      <style:text-properties fo:font-weight="normal" style:font-weight-asian="normal" style:font-weight-complex="normal"/>
    </style:style>
    <style:style style:name="P15" style:family="paragraph" style:parent-style-name="Standard" style:list-style-name="L13">
      <style:paragraph-properties fo:text-align="start" style:justify-single-word="false"/>
      <style:text-properties fo:font-weight="normal" style:font-weight-asian="normal" style:font-weight-complex="normal"/>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end" style:justify-single-word="false"/>
    </style:style>
    <style:style style:name="P19"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L</text:p>
      <text:p text:style-name="P1"/>
      <text:p text:style-name="P1"/>
      <text:p text:style-name="P2"><text:span text:style-name="T1">Base de Datos</text:span>: Conjunto de datos pertenecientes a un mismo contexto y almacenados sistemáticamente para su posterior uso</text:p>
      <text:p text:style-name="P2"/>
      <text:p text:style-name="P2"><text:span text:style-name="T1">Sistema Gestor de Bases de Datos SGBD</text:span>: es un software que gestiona una o más bases de datos y nos permite explotar la información almacenada en ellas de una forma relativamente simple mediante el lenguaje SQL.</text:p>
      <text:p text:style-name="P2"/>
      <text:p text:style-name="P2">Estructura mínima de almacenamiento </text:p>
      <text:list xml:id="list5424632980157913336" text:style-name="L1">
        <text:list-item>
          <text:p text:style-name="P3"><text:span text:style-name="T1">Tabla:</text:span> Objeto de almacenamiento. Estructura en forma de cuadrante dónde se almacenan registros o filas de datos. Cada tabla tiene un nombre único en la BD</text:p>
        </text:list-item>
        <text:list-item>
          <text:p text:style-name="P3"><text:span text:style-name="T1">Registro</text:span>: Cada una de las filas de una tabla. Está compuesto por campos o atributos</text:p>
        </text:list-item>
        <text:list-item>
          <text:p text:style-name="P3"><text:span text:style-name="T1">Campo</text:span>: Cada uno de los elementos de un registro dónde se guardan los datos. Cada campo tiene un nombre único para la tabla de la cual forma parte. Cada campo es de un tipo determinado.</text:p>
        </text:list-item>
      </text:list>
      <text:p text:style-name="P2">Ejemplo de tabla:</text:p>
      <text:p text:style-name="P2"/>
      <text:p text:style-name="P2">Tabla empleado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number-columns-repeated="2"/>
        <table:table-row>
          <table:table-cell table:style-name="Tabla1.A1" office:value-type="string">
            <text:p text:style-name="P17">id</text:p>
          </table:table-cell>
          <table:table-cell table:style-name="Tabla1.A1" office:value-type="string">
            <text:p text:style-name="P17">nombre</text:p>
          </table:table-cell>
          <table:table-cell table:style-name="Tabla1.A1" office:value-type="string">
            <text:p text:style-name="P17">apellidos</text:p>
          </table:table-cell>
          <table:table-cell table:style-name="Tabla1.A1" office:value-type="string">
            <text:p text:style-name="P17">f_nacimiento</text:p>
          </table:table-cell>
          <table:table-cell table:style-name="Tabla1.A1" office:value-type="string">
            <text:p text:style-name="P17">fijo</text:p>
          </table:table-cell>
          <table:table-cell table:style-name="Tabla1.A1" office:value-type="string">
            <text:p text:style-name="P17">cargo</text:p>
          </table:table-cell>
          <table:table-cell table:style-name="Tabla1.G1" office:value-type="string">
            <text:p text:style-name="P17">salario</text:p>
          </table:table-cell>
        </table:table-row>
        <table:table-row>
          <table:table-cell table:style-name="Tabla1.A2" office:value-type="float" office:value="1">
            <text:p text:style-name="P18">1</text:p>
          </table:table-cell>
          <table:table-cell table:style-name="Tabla1.B2" office:value-type="string">
            <text:p text:style-name="P16">María</text:p>
          </table:table-cell>
          <table:table-cell table:style-name="Tabla1.B2" office:value-type="string">
            <text:p text:style-name="P16">Jiménez Puerta</text:p>
          </table:table-cell>
          <table:table-cell table:style-name="Tabla1.D2" office:value-type="date" office:date-value="1985-07-03">
            <text:p text:style-name="P19">03/07/85</text:p>
          </table:table-cell>
          <table:table-cell table:style-name="Tabla1.B2" office:value-type="string">
            <text:p text:style-name="P16">S</text:p>
          </table:table-cell>
          <table:table-cell table:style-name="Tabla1.B2" office:value-type="string">
            <text:p text:style-name="P16">Caja</text:p>
          </table:table-cell>
          <table:table-cell table:style-name="Tabla1.G2" office:value-type="float" office:value="1500">
            <text:p text:style-name="P16">1500</text:p>
          </table:table-cell>
        </table:table-row>
        <table:table-row>
          <table:table-cell table:style-name="Tabla1.A2" office:value-type="float" office:value="2">
            <text:p text:style-name="P18">2</text:p>
          </table:table-cell>
          <table:table-cell table:style-name="Tabla1.B2" office:value-type="string">
            <text:p text:style-name="P16">Luis</text:p>
          </table:table-cell>
          <table:table-cell table:style-name="Tabla1.B2" office:value-type="string">
            <text:p text:style-name="P16">Valdés Ruiz</text:p>
          </table:table-cell>
          <table:table-cell table:style-name="Tabla1.D2" office:value-type="date" office:date-value="1978-04-04">
            <text:p text:style-name="P16">04/04/78</text:p>
          </table:table-cell>
          <table:table-cell table:style-name="Tabla1.B2" office:value-type="string">
            <text:p text:style-name="P16">N</text:p>
          </table:table-cell>
          <table:table-cell table:style-name="Tabla1.B2" office:value-type="string">
            <text:p text:style-name="P16">Almacén</text:p>
          </table:table-cell>
          <table:table-cell table:style-name="Tabla1.G2" office:value-type="float" office:value="1300">
            <text:p text:style-name="P16">1300</text:p>
          </table:table-cell>
        </table:table-row>
        <table:table-row>
          <table:table-cell table:style-name="Tabla1.A2" office:value-type="float" office:value="3">
            <text:p text:style-name="P18">3</text:p>
          </table:table-cell>
          <table:table-cell table:style-name="Tabla1.B2" office:value-type="string">
            <text:p text:style-name="P16">Juan</text:p>
          </table:table-cell>
          <table:table-cell table:style-name="Tabla1.B2" office:value-type="string">
            <text:p text:style-name="P16">Calvo Romero</text:p>
          </table:table-cell>
          <table:table-cell table:style-name="Tabla1.D2" office:value-type="date" office:date-value="1990-05-12">
            <text:p text:style-name="P16">12/05/90</text:p>
          </table:table-cell>
          <table:table-cell table:style-name="Tabla1.B2" office:value-type="string">
            <text:p text:style-name="P16">S</text:p>
          </table:table-cell>
          <table:table-cell table:style-name="Tabla1.B2" office:value-type="string">
            <text:p text:style-name="P16">Caja</text:p>
          </table:table-cell>
          <table:table-cell table:style-name="Tabla1.G2" office:value-type="float" office:value="1400">
            <text:p text:style-name="P16">1400</text:p>
          </table:table-cell>
        </table:table-row>
        <table:table-row>
          <table:table-cell table:style-name="Tabla1.A2" office:value-type="float" office:value="4">
            <text:p text:style-name="P18">4</text:p>
          </table:table-cell>
          <table:table-cell table:style-name="Tabla1.B2" office:value-type="string">
            <text:p text:style-name="P16">Lorena</text:p>
          </table:table-cell>
          <table:table-cell table:style-name="Tabla1.B2" office:value-type="string">
            <text:p text:style-name="P16">Rios Pérez</text:p>
          </table:table-cell>
          <table:table-cell table:style-name="Tabla1.D2" office:value-type="date" office:date-value="2001-10-10">
            <text:p text:style-name="P16">10/10/01</text:p>
          </table:table-cell>
          <table:table-cell table:style-name="Tabla1.B2" office:value-type="string">
            <text:p text:style-name="P16">S</text:p>
          </table:table-cell>
          <table:table-cell table:style-name="Tabla1.B2" office:value-type="string">
            <text:p text:style-name="P16">Almacén</text:p>
          </table:table-cell>
          <table:table-cell table:style-name="Tabla1.G2" office:value-type="float" office:value="1200">
            <text:p text:style-name="P16">1200</text:p>
          </table:table-cell>
        </table:table-row>
      </table:table>
      <text:p text:style-name="P2"/>
      <text:p text:style-name="P2"/>
      <text:p text:style-name="P2">Una BD contiene tablas que a su vez contienen registros y en estos se encontrarán los datos distribuidos en una serie de campos.</text:p>
      <text:p text:style-name="P2"/>
      <text:p text:style-name="P2">Cada registro de una tabla guarda la información particular de una unidad o miembro de un mismo grupo</text:p>
      <text:p text:style-name="P2"/>
      <text:p text:style-name="P2">El SGBD hace la función de interfaz entre el usuario y la BD, premitiéndonos interactuar con ella mediante el lenguaje SQL</text:p>
      <text:p text:style-name="P2"/>
      <text:p text:style-name="P2"/>
      <text:p text:style-name="P1">CONSULTAS</text:p>
      <text:p text:style-name="P1"/>
      <text:p text:style-name="P2">¿Que empleados tienen un salario mayor a 1200?</text:p>
      <text:p text:style-name="P2"/>
      <text:p text:style-name="P2">Para construir una consulta SQL que nos responda tenemos que hacernos como mínimo tres preguntas:</text:p>
      <text:list xml:id="list4889261607517276695" text:style-name="L2">
        <text:list-item>
          <text:p text:style-name="P4">¿Que datos nos están pidiendo? El nombre y los apellidos de los empleados</text:p>
        </text:list-item>
        <text:list-item>
          <text:p text:style-name="P4">¿Dónde están esos datos? En la tabla empleados</text:p>
        </text:list-item>
        <text:list-item>
          <text:p text:style-name="P4">¿Que requisitos deben cumplir los registros? Que el sueldo del empleado sea mayor a 1200</text:p>
        </text:list-item>
      </text:list>
      <text:p text:style-name="P2"/>
      <text:p text:style-name="P2"/>
      <text:p text:style-name="P2"/>
      <text:p text:style-name="P2"/>
      <text:p text:style-name="P2"><text:soft-page-break/>La consulta sería:</text:p>
      <text:p text:style-name="P2"/>
      <text:p text:style-name="P2">Selecciona el nombe y los apellidos</text:p>
      <text:p text:style-name="P2">del archivo empleados</text:p>
      <text:p text:style-name="P2">cuyo salario sea mayor a 1200</text:p>
      <text:p text:style-name="P2"/>
      <text:p text:style-name="P2">SINTAXIS SQL</text:p>
      <text:p text:style-name="P2"/>
      <text:p text:style-name="P2">SELECT nombre, apellidos</text:p>
      <text:p text:style-name="P2">FROM empleados</text:p>
      <text:p text:style-name="P2">WHERE salario &gt; 1200</text:p>
      <text:p text:style-name="P2"/>
      <text:p text:style-name="P2">La forma general de una consulta simple será:</text:p>
      <text:p text:style-name="P2"/>
      <text:p text:style-name="P2">SELECT nombre_campo1, ...... nombre_campo_n</text:p>
      <text:p text:style-name="P2">FROM nombre_tabla</text:p>
      <text:p text:style-name="P2">WHERE condición</text:p>
      <text:p text:style-name="P2"/>
      <text:p text:style-name="P2">Ejercicio</text:p>
      <text:p text:style-name="P2">Realizar una consulta que devuelva el nombre, apellidos y la fecha de nacimiento de aquellos empleados que cobren más de 1200 euros</text:p>
      <text:p text:style-name="P2"/>
      <text:p text:style-name="P2">¿Que empleados tienen un salario mayor de 1200 euros y menor de 1500?</text:p>
      <text:p text:style-name="P2"/>
      <text:p text:style-name="P2">SELECT nombre, apellidos</text:p>
      <text:p text:style-name="P2">FROM empleados</text:p>
      <text:p text:style-name="P2">WHERE salario &gt; 1200 AND salario &lt; 1500</text:p>
      <text:p text:style-name="P2"/>
      <text:p text:style-name="P2">BEETWEEN</text:p>
      <text:p text:style-name="P2"/>
      <text:p text:style-name="P2">SELECT nombre, apellidos</text:p>
      <text:p text:style-name="P2">FROM empleados</text:p>
      <text:p text:style-name="P2">WHERE salario BEETWEEN 1200 AND 1500</text:p>
      <text:p text:style-name="P2"/>
      <text:p text:style-name="P2">Ejercicio </text:p>
      <text:p text:style-name="P2">Realizar una consulta que devuelva el nombre y apellidos de los empleados que cobren menos de 1300 euros</text:p>
      <text:p text:style-name="P2"/>
      <text:p text:style-name="P1">TIPOS DE DATOS</text:p>
      <text:p text:style-name="P1"/>
      <text:p text:style-name="P2">Todo dato es de un tipo concreto y tiene un tamaño determinado. Cuando diseñamos una tabla, al definir sus campos tenemos que especificarle un tipo de dato y un tamaño máximo para cada campo</text:p>
      <text:p text:style-name="P2"/>
      <text:p text:style-name="P2">Tipos básicos</text:p>
      <text:list xml:id="list7605577734490292861" text:style-name="L3">
        <text:list-item>
          <text:p text:style-name="P5">Cadena: Contiene cadenas de texto o alfanuméricas</text:p>
        </text:list-item>
        <text:list-item>
          <text:p text:style-name="P5">Número entero, sin decimales</text:p>
        </text:list-item>
        <text:list-item>
          <text:p text:style-name="P5">Número decimal: con una parte entera y otra decimal</text:p>
        </text:list-item>
        <text:list-item>
          <text:p text:style-name="P5">Fecha</text:p>
        </text:list-item>
      </text:list>
      <text:p text:style-name="P2"/>
      <text:p text:style-name="P2">Cadena: VARCHAR(tamaño)</text:p>
      <text:p text:style-name="P2">Las cadenas son de tipo varchar y se establece su tamaño máximo para un campo concreto, se indica su longitud entre paréntesis</text:p>
      <text:p text:style-name="P2"><text:soft-page-break/></text:p>
      <text:p text:style-name="P2">Por ejemplo para el campo nombre podemos ponerle un tamaño de 30</text:p>
      <text:p text:style-name="P2">VARCHAR(30)</text:p>
      <text:p text:style-name="P2">Indicamos que en el campo nombre de la tabla empleados podemos guardar cualquier cadena alfanumérica de hasta 30 caracteres.</text:p>
      <text:p text:style-name="P2"/>
      <text:p text:style-name="P2">Cuando indicamos constantes en una consulta SQL, las cadenas de texto siempre van entre comillas para indicar al SGBD que se trata de un dato de tipo cadena y no de un dato de tipo número.</text:p>
      <text:p text:style-name="P2"/>
      <text:p text:style-name="P2">¿Qué salario tiene Calvo Romero?</text:p>
      <text:p text:style-name="P2"/>
      <text:p text:style-name="P2">SELECT salario</text:p>
      <text:p text:style-name="P2">FROM empleados</text:p>
      <text:p text:style-name="P2">WHERE apellidos = 'Calvo Romero'</text:p>
      <text:p text:style-name="P2"/>
      <text:p text:style-name="P2">Número entero INT</text:p>
      <text:p text:style-name="P2">Para los enteros existen varios tipos de dato de tamaño fijo. Cada tipo puede guardar números entre un rango de valores máximo y mínimo. Los números no se ponen entre comillas</text:p>
      <text:p text:style-name="P2"/>
      <text:p text:style-name="P2">Número decimal FLOAT (coma flotante)</text:p>
      <text:p text:style-name="P2">También existen varios tipos de dato con diferente rango de valores posible. La parte entera se separa con un punto de la parte decimal. No se ponen entre comillas</text:p>
      <text:p text:style-name="P2"/>
      <text:p text:style-name="P2">Fecha DATE</text:p>
      <text:p text:style-name="P2">Tiene el tamaño para registrar un dato de año + mes + día</text:p>
      <text:p text:style-name="P2"/>
      <text:p text:style-name="P2">DATETIME</text:p>
      <text:p text:style-name="P2">Además de la fecha guarda la hora</text:p>
      <text:p text:style-name="P2"/>
      <text:p text:style-name="P2">Los datos de tipo DATE y DATETIME se expresan en forma de cadena con un formato determinado y se ponen entre comillas</text:p>
      <text:p text:style-name="P2"/>
      <text:p text:style-name="P2">Por ejemplo la fecha 7 de diciembre de 2010 podemos ponerlo de forma 'aaaammdd' y se expresaría '20101207'</text:p>
      <text:p text:style-name="P2"/>
      <text:p text:style-name="P2">Veamos los tipos de dato de la tabla empleados</text:p>
      <text:p text:style-name="P2"/>
      <text:p text:style-name="P1">OPERADORES</text:p>
      <text:p text:style-name="P1"/>
      <text:p text:style-name="P2">SQL permite calcular ciertas operaciones matemáticas en la cláusula SELECT y en la WHERE</text:p>
      <text:p text:style-name="P2"/>
      <text:p text:style-name="P2">¿Qué empleados tienen un salario mayor de 1300?</text:p>
      <text:p text:style-name="P2">Se puede construir</text:p>
      <text:p text:style-name="P2"/>
      <text:p text:style-name="P2">SELECT nombre, apellidos</text:p>
      <text:p text:style-name="P2">FROM empleados</text:p>
      <text:p text:style-name="P2">WHERE salario &gt; 1200 + 100</text:p>
      <text:p text:style-name="P2"/>
      <text:p text:style-name="P2">OPERADORES BOOLEANOS</text:p>
      <text:p text:style-name="P2"/>
      <text:p text:style-name="P2">Los operadores booleanos construyen expresiones con operandos del mismo tipo, números, cadenas o fechas, y devuelven dos posibles valores: verdadero o falso</text:p>
      <text:p text:style-name="P2"><text:soft-page-break/></text:p>
      <text:p text:style-name="P2"/>
      <text:list xml:id="list8634955950313395769" text:style-name="L4">
        <text:list-item>
          <text:p text:style-name="P6">&gt; : A &gt; B <text:s/>Devuelve cierto si A es mayor que B, de lo contrario devuelve falso</text:p>
        </text:list-item>
        <text:list-item>
          <text:p text:style-name="P6">&lt; : A&lt;B</text:p>
        </text:list-item>
        <text:list-item>
          <text:p text:style-name="P6">=: <text:s/>A=B</text:p>
        </text:list-item>
        <text:list-item>
          <text:p text:style-name="P6">&gt;=: A&gt;=B</text:p>
        </text:list-item>
        <text:list-item>
          <text:p text:style-name="P6">&lt;=: A&lt;=B</text:p>
        </text:list-item>
        <text:list-item>
          <text:p text:style-name="P6">!=: A!=B También se puede usar &lt;&gt;</text:p>
        </text:list-item>
      </text:list>
      <text:p text:style-name="P2"/>
      <text:p text:style-name="P2">OPERADORES LÓGICOS</text:p>
      <text:p text:style-name="P2"/>
      <text:p text:style-name="P2">Permiten formar expresiones booleanas tomando como operandos otras expresiones booleanas. El conjunto forma una nueva expresión booleana que dará como resultado verdadero o falso</text:p>
      <text:p text:style-name="P2"/>
      <text:list xml:id="list9046925488637814592" text:style-name="L5">
        <text:list-item>
          <text:p text:style-name="P7">AND<text:tab/>a AND b devuelve cierto si a y b son cierto. Devuelve falso en cualquier otro caso</text:p>
        </text:list-item>
        <text:list-item>
          <text:p text:style-name="P7">OR<text:tab/>a OR b <text:s text:c="3"/>devuelve cierto si a o b son sierto. Devuelve falso únicamente cuando tanto <text:tab/>a como b son falsos</text:p>
        </text:list-item>
        <text:list-item>
          <text:p text:style-name="P7">NOT<text:tab/>NOT a<text:tab/> <text:s text:c="2"/>devuelve falso si a vale cierto y cierto si a vale falso</text:p>
        </text:list-item>
      </text:list>
      <text:p text:style-name="P2"/>
      <text:p text:style-name="P2">Consideremos la siguiente tabla</text:p>
      <text:p text:style-name="P2"/>
      <text:p text:style-name="P2">candidatos</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7">id</text:p>
          </table:table-cell>
          <table:table-cell table:style-name="Tabla2.A1" office:value-type="string">
            <text:p text:style-name="P17">nombre</text:p>
          </table:table-cell>
          <table:table-cell table:style-name="Tabla2.A1" office:value-type="string">
            <text:p text:style-name="P17">p_conducir</text:p>
          </table:table-cell>
          <table:table-cell table:style-name="Tabla2.A1" office:value-type="string">
            <text:p text:style-name="P17">ingles</text:p>
          </table:table-cell>
          <table:table-cell table:style-name="Tabla2.E1" office:value-type="string">
            <text:p text:style-name="P17">experiencia</text:p>
          </table:table-cell>
        </table:table-row>
        <table:table-row>
          <table:table-cell table:style-name="Tabla2.A2" office:value-type="float" office:value="1">
            <text:p text:style-name="P16">1</text:p>
          </table:table-cell>
          <table:table-cell table:style-name="Tabla2.B2" office:value-type="string">
            <text:p text:style-name="P16">Manuel</text:p>
          </table:table-cell>
          <table:table-cell table:style-name="Tabla2.B2" office:value-type="string">
            <text:p text:style-name="P16">S</text:p>
          </table:table-cell>
          <table:table-cell table:style-name="Tabla2.B2" office:value-type="string">
            <text:p text:style-name="P16">S</text:p>
          </table:table-cell>
          <table:table-cell table:style-name="Tabla2.E2" office:value-type="string">
            <text:p text:style-name="P16">N</text:p>
          </table:table-cell>
        </table:table-row>
        <table:table-row>
          <table:table-cell table:style-name="Tabla2.A2" office:value-type="float" office:value="2">
            <text:p text:style-name="P16">2</text:p>
          </table:table-cell>
          <table:table-cell table:style-name="Tabla2.B2" office:value-type="string">
            <text:p text:style-name="P16">Jorge</text:p>
          </table:table-cell>
          <table:table-cell table:style-name="Tabla2.B2" office:value-type="string">
            <text:p text:style-name="P16">N</text:p>
          </table:table-cell>
          <table:table-cell table:style-name="Tabla2.B2" office:value-type="string">
            <text:p text:style-name="P16">N</text:p>
          </table:table-cell>
          <table:table-cell table:style-name="Tabla2.E2" office:value-type="string">
            <text:p text:style-name="P16">S</text:p>
          </table:table-cell>
        </table:table-row>
        <table:table-row>
          <table:table-cell table:style-name="Tabla2.A2" office:value-type="float" office:value="3">
            <text:p text:style-name="P16">3</text:p>
          </table:table-cell>
          <table:table-cell table:style-name="Tabla2.B2" office:value-type="string">
            <text:p text:style-name="P16">Teresa</text:p>
          </table:table-cell>
          <table:table-cell table:style-name="Tabla2.B2" office:value-type="string">
            <text:p text:style-name="P16">S</text:p>
          </table:table-cell>
          <table:table-cell table:style-name="Tabla2.B2" office:value-type="string">
            <text:p text:style-name="P16">N</text:p>
          </table:table-cell>
          <table:table-cell table:style-name="Tabla2.E2" office:value-type="string">
            <text:p text:style-name="P16">S</text:p>
          </table:table-cell>
        </table:table-row>
        <table:table-row>
          <table:table-cell table:style-name="Tabla2.A2" office:value-type="float" office:value="4">
            <text:p text:style-name="P16">4</text:p>
          </table:table-cell>
          <table:table-cell table:style-name="Tabla2.B2" office:value-type="string">
            <text:p text:style-name="P16">Mila</text:p>
          </table:table-cell>
          <table:table-cell table:style-name="Tabla2.B2" office:value-type="string">
            <text:p text:style-name="P16">S</text:p>
          </table:table-cell>
          <table:table-cell table:style-name="Tabla2.B2" office:value-type="string">
            <text:p text:style-name="P16">S</text:p>
          </table:table-cell>
          <table:table-cell table:style-name="Tabla2.E2" office:value-type="string">
            <text:p text:style-name="P16">S</text:p>
          </table:table-cell>
        </table:table-row>
        <table:table-row>
          <table:table-cell table:style-name="Tabla2.A2" office:value-type="float" office:value="5">
            <text:p text:style-name="P16">5</text:p>
          </table:table-cell>
          <table:table-cell table:style-name="Tabla2.B2" office:value-type="string">
            <text:p text:style-name="P16">Pilar</text:p>
          </table:table-cell>
          <table:table-cell table:style-name="Tabla2.B2" office:value-type="string">
            <text:p text:style-name="P16">N</text:p>
          </table:table-cell>
          <table:table-cell table:style-name="Tabla2.B2" office:value-type="string">
            <text:p text:style-name="P16">S</text:p>
          </table:table-cell>
          <table:table-cell table:style-name="Tabla2.E2" office:value-type="string">
            <text:p text:style-name="P16">N</text:p>
          </table:table-cell>
        </table:table-row>
      </table:table>
      <text:p text:style-name="P2"/>
      <text:p text:style-name="P2">Nos piden que seleccionemos a los candidatos que sepan inglés y tengan experiencia</text:p>
      <text:p text:style-name="P2"/>
      <text:p text:style-name="P2">SELECT nombre</text:p>
      <text:p text:style-name="P2">FROM candidatos</text:p>
      <text:p text:style-name="P2">WHERE (ingles = 'S') AND (experiencia = 'S')</text:p>
      <text:p text:style-name="P2"/>
      <text:p text:style-name="P2">Ahora tenemos que seleccionar a los candidatos que sepan inglés, tengan carnet de conducir pero que no tengan experiencia</text:p>
      <text:p text:style-name="P2"/>
      <text:p text:style-name="P2">Seleccionar a los candidatos que sepan inglés o tengan experiencia</text:p>
      <text:p text:style-name="P2"/>
      <text:p text:style-name="P2">Ejercicio</text:p>
      <text:p text:style-name="P2">De la tabla empleados seleccionar a los que sean cajeros y cobren más de 1200 euros</text:p>
      <text:p text:style-name="P2"/>
      <text:p text:style-name="P2"/>
      <text:p text:style-name="P2"/>
      <text:p text:style-name="P2"/>
      <text:p text:style-name="P2"/>
      <text:p text:style-name="P2"/>
      <text:p text:style-name="P2"/>
      <text:p text:style-name="P2"><text:soft-page-break/></text:p>
      <text:p text:style-name="P1">FUNCIONES DE AGREGADO</text:p>
      <text:p text:style-name="P2"/>
      <text:p text:style-name="P2"><text:s/>¿Cuál es la suma del salario de los empleados?</text:p>
      <text:p text:style-name="P2"/>
      <text:p text:style-name="P2">SELECT sum(salario)</text:p>
      <text:p text:style-name="P2">FROM empleados</text:p>
      <text:p text:style-name="P2"/>
      <text:p text:style-name="P2">Se llaman funciones de agredado porque el motor SQL va recorriendo los registros seleccionados y agregando al subtotal el valor que contiene cada registro</text:p>
      <text:p text:style-name="P2"/>
      <text:p text:style-name="P2">¿Cuántos empleados hay?</text:p>
      <text:p text:style-name="P2"/>
      <text:p text:style-name="P2">SELECT COUNT(*)</text:p>
      <text:p text:style-name="P2">FROM empleados</text:p>
      <text:p text:style-name="P2"/>
      <text:p text:style-name="P2">El asterisco equivale a decir cualquier campo, lo que queremos en este caso es contar registros, nos da igual contar nombres que apellidos</text:p>
      <text:p text:style-name="P2"/>
      <text:p text:style-name="P2">¿Cuántos empleados hay y cuál es la suma de sus salarios?</text:p>
      <text:p text:style-name="P2"/>
      <text:p text:style-name="P2">SELECT SUM(salario), COUNT(*)</text:p>
      <text:p text:style-name="P2">FROM empleados</text:p>
      <text:p text:style-name="P2"/>
      <text:p text:style-name="P2">¿Cuál es el salario medio de los empleados?</text:p>
      <text:p text:style-name="P2"/>
      <text:p text:style-name="P2">SELECT SUM(salario) / COUNT(*)</text:p>
      <text:p text:style-name="P2">FROM empleados</text:p>
      <text:p text:style-name="P2"/>
      <text:p text:style-name="P2">SELECT AVG(salario)</text:p>
      <text:p text:style-name="P2">FROM empleados</text:p>
      <text:p text:style-name="P2"/>
      <text:p text:style-name="P2">Ejercicios</text:p>
      <text:p text:style-name="P2"/>
      <text:p text:style-name="P2">Seleccionar el salario máximo de la tabla empleados</text:p>
      <text:p text:style-name="P2">Seleccionar el salario mínimo de la tabla empleados</text:p>
      <text:p text:style-name="P2"/>
      <text:p text:style-name="P2"/>
      <text:p text:style-name="P2">Las funciones de agregado no devuelven un dato de la tabla, sino que devuelven un cálculo en función de los datos que contienen los registros seleccionados, dando como resultado una única fila. Por eso no tiene sentido mezclar en la cláusula SELECT campos de tabla con funciones de agregado. La siguiente consulta devolverá un error o datos incoherentes:</text:p>
      <text:p text:style-name="P2"/>
      <text:p text:style-name="P2">SELECT nombre, AVG(salario)</text:p>
      <text:p text:style-name="P2">FROM empleados</text:p>
      <text:p text:style-name="P2"/>
      <text:p text:style-name="P2"/>
      <text:p text:style-name="P2"/>
      <text:p text:style-name="P1">ALIAS DE CAMPO</text:p>
      <text:p text:style-name="P1"/>
      <text:p text:style-name="P2">Podemos renombrar cualquier campo o expresión de la cláusula SELECT para mostrar un resultado más amigable.</text:p>
      <text:p text:style-name="P2"><text:soft-page-break/>Para ello basta colocar la palabra clave AS después del campo o expresión que queramos renombrar y después el alias que se quiera aplicar</text:p>
      <text:p text:style-name="P2"/>
      <text:p text:style-name="P2">SELECT AVG(salario) AS media_salarios</text:p>
      <text:p text:style-name="P2">FROM empleados</text:p>
      <text:p text:style-name="P2"/>
      <text:p text:style-name="P2">También se puede omitir la palabra AS</text:p>
      <text:p text:style-name="P2"/>
      <text:p text:style-name="P2">SELECT AVG(salario) media_salarios</text:p>
      <text:p text:style-name="P2">FROM empleados</text:p>
      <text:p text:style-name="P2"/>
      <text:p text:style-name="P2"/>
      <text:p text:style-name="P2">Ejercicios</text:p>
      <text:p text:style-name="P2"/>
      <text:p text:style-name="P2">Seleccionar el salario medio de los empleados que trabajan en el almacén y renombra la cabecera del resultado</text:p>
      <text:p text:style-name="P2"/>
      <text:p text:style-name="P2">Construir una consulta que devuelva en la misma fila el salario máximo y mínimo de entre todos los empleados y renombra las cabeceras</text:p>
      <text:p text:style-name="P2"/>
      <text:p text:style-name="P2">Construir una consulta que responda a la siguiente pregunga ¿Qué cuesta pagar a todos los empleados de Caja?. Renombra la cabecera</text:p>
      <text:p text:style-name="P2"/>
      <text:p text:style-name="P1">AGRUPACIÓN DE DATOS</text:p>
      <text:p text:style-name="P1"/>
      <text:p text:style-name="P2">GROUP BY</text:p>
      <text:p text:style-name="P2"/>
      <text:p text:style-name="P2">Construir una consulta que nos devuelva el total de empleados por cargo</text:p>
      <text:p text:style-name="P2"/>
      <text:p text:style-name="P2">A las preguntas que antes nos hacíamos hay que agregarle una cuarta:</text:p>
      <text:p text:style-name="P2"/>
      <text:list xml:id="list2431271361823676136" text:style-name="L6">
        <text:list-item>
          <text:p text:style-name="P8">¿Qué datos nos piden? El número de empleados</text:p>
        </text:list-item>
        <text:list-item>
          <text:p text:style-name="P8">¿Dónde están los datos? En la tabla empleados</text:p>
        </text:list-item>
        <text:list-item>
          <text:p text:style-name="P8">¿Qué requisitos deben cumplir los datos? Ninguno</text:p>
        </text:list-item>
        <text:list-item>
          <text:p text:style-name="P8">¿Cómo debemos agrupar los datos? Por cargo</text:p>
        </text:list-item>
      </text:list>
      <text:p text:style-name="P2"/>
      <text:p text:style-name="P2">SELECT cargo, count(*) as empleados</text:p>
      <text:p text:style-name="P2">FROM empleados</text:p>
      <text:p text:style-name="P2">GROUP BY cargo</text:p>
      <text:p text:style-name="P2"/>
      <text:p text:style-name="P2">Si un campo aparece en la cláusula SELECT junto con funciones de agregado, entonces debemos forzosamente agrupar por ese campo.</text:p>
      <text:p text:style-name="P2"/>
      <text:p text:style-name="P2">DISTINCT</text:p>
      <text:p text:style-name="P2"/>
      <text:p text:style-name="P2">Con DISTINCT podemos eliminar filas repetidas de un resultado SQL. Nos permite obtener los distintos valores de un campo existentes en una tabla o grupo de registros</text:p>
      <text:p text:style-name="P2"/>
      <text:p text:style-name="P2">¿Cuántos cargos existen en la tabla empleados?</text:p>
      <text:p text:style-name="P2"/>
      <text:p text:style-name="P2">SELECT distinct cargo</text:p>
      <text:p text:style-name="P2">FROM empleados</text:p>
      <text:p text:style-name="P2"><text:soft-page-break/></text:p>
      <text:p text:style-name="P2">Tabla de ejemplo:</text:p>
      <text:p text:style-name="P2"/>
      <text:p text:style-name="P2">mascotas</text:p>
      <table:table table:name="Tabla3" table:style-name="Tabla3">
        <table:table-column table:style-name="Tabla3.A" table:number-columns-repeated="4"/>
        <table:table-column table:style-name="Tabla3.E"/>
        <table:table-row>
          <table:table-cell table:style-name="Tabla3.A1" office:value-type="string">
            <text:p text:style-name="P17">campo</text:p>
          </table:table-cell>
          <table:table-cell table:style-name="Tabla3.A1" office:value-type="string">
            <text:p text:style-name="P17">Tipo de dato</text:p>
          </table:table-cell>
          <table:table-cell table:style-name="Tabla3.A1" office:value-type="string">
            <text:p text:style-name="P17">null</text:p>
          </table:table-cell>
          <table:table-cell table:style-name="Tabla3.A1" office:value-type="string">
            <text:p text:style-name="P17">clave</text:p>
          </table:table-cell>
          <table:table-cell table:style-name="Tabla3.E1" office:value-type="string">
            <text:p text:style-name="P17">default</text:p>
          </table:table-cell>
        </table:table-row>
        <table:table-row>
          <table:table-cell table:style-name="Tabla3.A2" office:value-type="string">
            <text:p text:style-name="P16">id</text:p>
          </table:table-cell>
          <table:table-cell table:style-name="Tabla3.A2" office:value-type="string">
            <text:p text:style-name="P16">Int(11)</text:p>
          </table:table-cell>
          <table:table-cell table:style-name="Tabla3.A2" office:value-type="string">
            <text:p text:style-name="P16">no</text:p>
          </table:table-cell>
          <table:table-cell table:style-name="Tabla3.A2" office:value-type="string">
            <text:p text:style-name="P16">primaria</text:p>
          </table:table-cell>
          <table:table-cell table:style-name="Tabla3.E2" office:value-type="string">
            <text:p text:style-name="P16"/>
          </table:table-cell>
        </table:table-row>
        <table:table-row>
          <table:table-cell table:style-name="Tabla3.A2" office:value-type="string">
            <text:p text:style-name="P16">nombre</text:p>
          </table:table-cell>
          <table:table-cell table:style-name="Tabla3.A2" office:value-type="string">
            <text:p text:style-name="P16">varchar(30)</text:p>
          </table:table-cell>
          <table:table-cell table:style-name="Tabla3.A2" office:value-type="string">
            <text:p text:style-name="P16">no</text:p>
          </table:table-cell>
          <table:table-cell table:style-name="Tabla3.A2" office:value-type="string">
            <text:p text:style-name="P16"/>
          </table:table-cell>
          <table:table-cell table:style-name="Tabla3.E2" office:value-type="string">
            <text:p text:style-name="P16"/>
          </table:table-cell>
        </table:table-row>
        <table:table-row>
          <table:table-cell table:style-name="Tabla3.A2" office:value-type="string">
            <text:p text:style-name="P16">especie</text:p>
          </table:table-cell>
          <table:table-cell table:style-name="Tabla3.A2" office:value-type="string">
            <text:p text:style-name="P16">varchar(1)</text:p>
          </table:table-cell>
          <table:table-cell table:style-name="Tabla3.A2" office:value-type="string">
            <text:p text:style-name="P16">no</text:p>
          </table:table-cell>
          <table:table-cell table:style-name="Tabla3.A2" office:value-type="string">
            <text:p text:style-name="P16"/>
          </table:table-cell>
          <table:table-cell table:style-name="Tabla3.E2" office:value-type="string">
            <text:p text:style-name="P16"/>
          </table:table-cell>
        </table:table-row>
        <table:table-row>
          <table:table-cell table:style-name="Tabla3.A2" office:value-type="string">
            <text:p text:style-name="P16">sexo</text:p>
          </table:table-cell>
          <table:table-cell table:style-name="Tabla3.A2" office:value-type="string">
            <text:p text:style-name="P16">varchar(1)</text:p>
          </table:table-cell>
          <table:table-cell table:style-name="Tabla3.A2" office:value-type="string">
            <text:p text:style-name="P16">no</text:p>
          </table:table-cell>
          <table:table-cell table:style-name="Tabla3.A2" office:value-type="string">
            <text:p text:style-name="P16"/>
          </table:table-cell>
          <table:table-cell table:style-name="Tabla3.E2" office:value-type="string">
            <text:p text:style-name="P16"/>
          </table:table-cell>
        </table:table-row>
        <table:table-row>
          <table:table-cell table:style-name="Tabla3.A2" office:value-type="string">
            <text:p text:style-name="P16">ubicacion</text:p>
          </table:table-cell>
          <table:table-cell table:style-name="Tabla3.A2" office:value-type="string">
            <text:p text:style-name="P16">varchar(6)</text:p>
          </table:table-cell>
          <table:table-cell table:style-name="Tabla3.A2" office:value-type="string">
            <text:p text:style-name="P16">no</text:p>
          </table:table-cell>
          <table:table-cell table:style-name="Tabla3.A2" office:value-type="string">
            <text:p text:style-name="P16"/>
          </table:table-cell>
          <table:table-cell table:style-name="Tabla3.E2" office:value-type="string">
            <text:p text:style-name="P16"/>
          </table:table-cell>
        </table:table-row>
        <table:table-row>
          <table:table-cell table:style-name="Tabla3.A2" office:value-type="string">
            <text:p text:style-name="P16">estado</text:p>
          </table:table-cell>
          <table:table-cell table:style-name="Tabla3.A2" office:value-type="string">
            <text:p text:style-name="P16">varchar(1)</text:p>
          </table:table-cell>
          <table:table-cell table:style-name="Tabla3.A2" office:value-type="string">
            <text:p text:style-name="P16">no</text:p>
          </table:table-cell>
          <table:table-cell table:style-name="Tabla3.A2" office:value-type="string">
            <text:p text:style-name="P16"/>
          </table:table-cell>
          <table:table-cell table:style-name="Tabla3.E2" office:value-type="string">
            <text:p text:style-name="P16"/>
          </table:table-cell>
        </table:table-row>
      </table:table>
      <text:p text:style-name="P2"/>
      <text:p text:style-name="P2">Descripción de los campos:</text:p>
      <text:list xml:id="list3025766112444293283" text:style-name="L7">
        <text:list-item>
          <text:p text:style-name="P9">id<text:tab/>identificador</text:p>
        </text:list-item>
        <text:list-item>
          <text:p text:style-name="P9">nombre<text:tab/>nombre de la mascota</text:p>
        </text:list-item>
        <text:list-item>
          <text:p text:style-name="P9">especie<text:tab/>P para perro y G para gato</text:p>
        </text:list-item>
        <text:list-item>
          <text:p text:style-name="P9">sexo<text:tab/><text:tab/>M para macho y H para hembra</text:p>
        </text:list-item>
        <text:list-item>
          <text:p text:style-name="P9">ubicacion<text:tab/>estancia dónde está ubicada la mascota</text:p>
        </text:list-item>
        <text:list-item>
          <text:p text:style-name="P9">estado<text:tab/><text:tab/>A para alta en el centro y B para baja en el centro</text:p>
        </text:list-item>
      </text:list>
      <text:p text:style-name="P2"/>
      <text:p text:style-name="P2">Rellenamos la tabla con 15 datos. Las ubicaciones son C01, C02, C03, C04, C05</text:p>
      <text:p text:style-name="P2"/>
      <text:p text:style-name="P2">Respondemos a la pregunta ¿Cuántos perros hay de cada sexo hay en total actualmente en el centro?</text:p>
      <text:p text:style-name="P2"/>
      <text:p text:style-name="P2">Realizamos las preguntas para construir la consulta: </text:p>
      <text:list xml:id="list6683953326791940589" text:style-name="L8">
        <text:list-item>
          <text:p text:style-name="P10">¿Qué datos nos piden? El número de perros</text:p>
        </text:list-item>
        <text:list-item>
          <text:p text:style-name="P10">¿Dónde están los datos? En la tabla mascotas</text:p>
        </text:list-item>
        <text:list-item>
          <text:p text:style-name="P10">¿Qué requisitos deben cumplir los registros? Deben ser perros y estar de alta en el centro</text:p>
        </text:list-item>
        <text:list-item>
          <text:p text:style-name="P10">¿Cómo debemos agrupar los datos? Por sexo</text:p>
        </text:list-item>
      </text:list>
      <text:p text:style-name="P2"/>
      <text:p text:style-name="P2">SELECT sexo, count(*) as perros</text:p>
      <text:p text:style-name="P2">FROM mascotas</text:p>
      <text:p text:style-name="P2">WHERE especie = 'P' AND estado = 'A'</text:p>
      <text:p text:style-name="P2">GROUP BY sexo</text:p>
      <text:p text:style-name="P2"/>
      <text:p text:style-name="P2">Pregunta ¿Cuántos ejemplares contiene actualmente cada ubicación? </text:p>
      <text:p text:style-name="P2"/>
      <text:list xml:id="list5327140037560011480" text:style-name="L9">
        <text:list-item>
          <text:p text:style-name="P11">¿Qué datos nos piden? El número de ejemplares</text:p>
        </text:list-item>
        <text:list-item>
          <text:p text:style-name="P11">¿Dónde están los datos? En la tabla mascotas</text:p>
        </text:list-item>
        <text:list-item>
          <text:p text:style-name="P11">¿Qué requisitos deben cumplir los registros? Deben estar de alta en el centro</text:p>
        </text:list-item>
        <text:list-item>
          <text:p text:style-name="P11">¿Cómo debemos agrupar los datos? Por ubicación</text:p>
        </text:list-item>
      </text:list>
      <text:p text:style-name="P2"/>
      <text:p text:style-name="P2">SELECT ubicacion, count(*) as ejemplares</text:p>
      <text:p text:style-name="P2">FROM mascotas</text:p>
      <text:p text:style-name="P2">WHERE estado = 'A'</text:p>
      <text:p text:style-name="P2">GROUP BY ubicacion</text:p>
      <text:p text:style-name="P2"/>
      <text:p text:style-name="P2"/>
      <text:p text:style-name="P2"><text:soft-page-break/>Pregunta ¿Cuántos ejemplares de cada especie, y dentro de cada especie, de cada sexo, hay actualmente en el centro?</text:p>
      <text:p text:style-name="P2"/>
      <text:list xml:id="list33712560" text:continue-numbering="true" text:style-name="L9">
        <text:list-item>
          <text:p text:style-name="P11">¿Qué datos nos piden? El número de ejemplares</text:p>
        </text:list-item>
        <text:list-item>
          <text:p text:style-name="P11">¿Dónde están los datos? En la tabla mascotas</text:p>
        </text:list-item>
        <text:list-item>
          <text:p text:style-name="P11">¿Qué requisitos deben cumplir los registros? Deben estar de alta en el centro</text:p>
        </text:list-item>
        <text:list-item>
          <text:p text:style-name="P11">¿Cómo debemos agrupar los datos? Por especie y por sexo</text:p>
        </text:list-item>
      </text:list>
      <text:p text:style-name="P2"/>
      <text:p text:style-name="P2"/>
      <text:p text:style-name="P2">SELECT especie, sexo, count(*) as ejemplares</text:p>
      <text:p text:style-name="P2">FROM mascotas</text:p>
      <text:p text:style-name="P2">WHERE estado = 'A'</text:p>
      <text:p text:style-name="P2">GROUP BY especie, sexo</text:p>
      <text:p text:style-name="P2"/>
      <text:p text:style-name="P2">Pregunta ¿Qué devuelve la siguiente consulta?</text:p>
      <text:p text:style-name="P2"/>
      <text:p text:style-name="P2">SELECT ubicacion, especie, sexo, count(*) as ejemplares</text:p>
      <text:p text:style-name="P2">FROM mascotas</text:p>
      <text:p text:style-name="P2">WHERE estado = 'A'</text:p>
      <text:p text:style-name="P2">GROUP BY ubicacion, especie, sexo</text:p>
      <text:p text:style-name="P2"/>
      <text:p text:style-name="P2">Resumen: La cláusula GROPU BY permite obtener totales, mediante las funciones de agrupación SUM, COUNT, MAX... por grupos</text:p>
      <text:p text:style-name="P2">Cuando acompañamos un campo de tabla con funciones de agregado, se debe forzosamente agrupar por ese campo.</text:p>
      <text:p text:style-name="P2"/>
      <text:p text:style-name="P2">Ejercicios</text:p>
      <text:p text:style-name="P2"/>
      <text:list xml:id="list759062947467252523" text:style-name="L10">
        <text:list-item>
          <text:p text:style-name="P12">Construye una consulta que devuelva el salario medio, máximo y mínimo de los empleados agrupados por cargo.</text:p>
        </text:list-item>
        <text:list-item>
          <text:p text:style-name="P12">Construye una consulta que devuelva cuántos perros y cuántos gatos han pasado por el centro y ya no están</text:p>
        </text:list-item>
        <text:list-item>
          <text:p text:style-name="P12">Construye una consulta que devuelva cuántos perros macho hay actualmente en el centro, agrupados por ubicación</text:p>
        </text:list-item>
      </text:list>
      <text:p text:style-name="P2"><text:span text:style-name="T2"/></text:p>
      <text:p text:style-name="P1">FILTRAR CÁLCULOS DE TOTALIZACIÓN</text:p>
      <text:p text:style-name="P1"/>
      <text:p text:style-name="P2">HAVING </text:p>
      <text:p text:style-name="P2">¿Qué ubicaciones del centro de mascotas tienen más de dos ejemplares?</text:p>
      <text:p text:style-name="P2"/>
      <text:list xml:id="list4738962126498263603" text:style-name="L11">
        <text:list-item>
          <text:p text:style-name="P13">¿Qué datos nos piden? Las ubicaciones</text:p>
        </text:list-item>
        <text:list-item>
          <text:p text:style-name="P13">¿Dónde están los datos? En la tabla mascotas</text:p>
        </text:list-item>
        <text:list-item>
          <text:p text:style-name="P13">¿Qué requisitos deben cumplir los registros? Ubicaciones que tengan mascotas de alta</text:p>
        </text:list-item>
        <text:list-item>
          <text:p text:style-name="P13">¿Cómo debemos agrupar los datos? Por ubicación</text:p>
        </text:list-item>
        <text:list-item>
          <text:p text:style-name="P13">¿Qué requisito han de cumplir los datos totalizados? Que el número de ejemplares de las ubicaciones sea mayor a dos</text:p>
        </text:list-item>
      </text:list>
      <text:p text:style-name="P2"/>
      <text:p text:style-name="P2">SELECT ubicacion, count(*) as ejemplares</text:p>
      <text:p text:style-name="P2">FROM mascotas</text:p>
      <text:p text:style-name="P2">WHERE estado = 'A'</text:p>
      <text:p text:style-name="P2">GROUP BY ubicacion</text:p>
      <text:p text:style-name="P2"><text:soft-page-break/>HAVINT count(*) &gt; 2</text:p>
      <text:p text:style-name="P2"/>
      <text:p text:style-name="P2">La cláusula HAVING <text:s/>es como la cláusula WHERE pero en lugar de filtrar los registros de la tabla, filtra filas de resultado en función de las condiciones que establezcamos sobre las columnas de resultado.</text:p>
      <text:p text:style-name="P2">La cláusula HAVING se usa casi exclusivamente para establecer condiciones sobre las funciones de agregado.</text:p>
      <text:p text:style-name="P2">Lo que filtramos con HAVING son cosas del estilo: que la suma sea inferior a..., que la media sea igual a..., que el máximo sea superior a...Siempre sobre cálculos de totalización</text:p>
      <text:p text:style-name="P2">Si no hay GROUP BY tampoco habrá HAVING</text:p>
      <text:p text:style-name="P2"/>
      <text:p text:style-name="P2">Consulta: cuenta los ejemplares que hay de alta en las ubicaciones C01 y C02</text:p>
      <text:p text:style-name="P2"/>
      <text:p text:style-name="P2">SELECT ubicacion, count(*) as ejemplares</text:p>
      <text:p text:style-name="P2">FROM mascotas</text:p>
      <text:p text:style-name="P2">WHERE estado = 'A'</text:p>
      <text:p text:style-name="P2">GROUP BY ubicacion</text:p>
      <text:p text:style-name="P2">HAVING ubicacion = 'C01' OR ubicacion = 'C02'</text:p>
      <text:p text:style-name="P2"/>
      <text:p text:style-name="P2">Consulta: ¿Qué ubicaciones del centro de mascotas tienen tan solo un ejemplar?</text:p>
      <text:p text:style-name="P2"/>
      <text:p text:style-name="P2"/>
      <text:p text:style-name="P2">SELECT ubicacion, as ejemplares</text:p>
      <text:p text:style-name="P2">FROM mascotas</text:p>
      <text:p text:style-name="P2">WHERE estado = 'A'</text:p>
      <text:p text:style-name="P2">GROUP BY ubicacion</text:p>
      <text:p text:style-name="P2">HAVING count(*) = 1</text:p>
      <text:p text:style-name="P2"/>
      <text:p text:style-name="P1">ORDENACIÓN DEL RESULTADO</text:p>
      <text:p text:style-name="P1"/>
      <text:p text:style-name="P2">ORDER BY</text:p>
      <text:p text:style-name="P2"/>
      <text:p text:style-name="P2">Obtener una lista ordenada de los empleados por suelto de menor salario a mayor salario</text:p>
      <text:p text:style-name="P2"/>
      <text:p text:style-name="P2">SELECT nombre, apellidos, salario</text:p>
      <text:p text:style-name="P2">FROM empleados</text:p>
      <text:p text:style-name="P2">ORDER BY salario</text:p>
      <text:p text:style-name="P2"/>
      <text:p text:style-name="P2">Obtener la misma lista pero ordenada de mayor a menor</text:p>
      <text:p text:style-name="P2"/>
      <text:p text:style-name="P2">SELECT nombre, apellidos, salario</text:p>
      <text:p text:style-name="P2">FROM empleados</text:p>
      <text:p text:style-name="P2">ORDER BY salario desc</text:p>
      <text:p text:style-name="P2"/>
      <text:p text:style-name="P2">Obtener una lista de la tabla mascotas en la que aparezcan los perros que han pasado por el centro de modo que primero aparezcan las bajas y al final las altas y que en segundo término la lista esté ordenada por nombre</text:p>
      <text:p text:style-name="P2"/>
      <text:p text:style-name="P2">SELECT *</text:p>
      <text:p text:style-name="P2">FROM mascotas</text:p>
      <text:p text:style-name="P2">WHERE especie = 'P'</text:p>
      <text:p text:style-name="P2">ORDER BY estado DESC, nombre ASC</text:p>
      <text:p text:style-name="P2"><text:soft-page-break/></text:p>
      <text:p text:style-name="P1">El operador LIKE y el valor NULL</text:p>
      <text:p text:style-name="P2"/>
      <text:p text:style-name="P2">LIKE</text:p>
      <text:p text:style-name="P2">Se aplica a datos de tipo cadena y se usa para buscar registros. Es capaz de hallar coincidencias dentro de una cadena bajo un patrón dado</text:p>
      <text:p text:style-name="P2"/>
      <text:p text:style-name="P2">¿Qué empleados hay cuyo primer apellido comienza por R?</text:p>
      <text:p text:style-name="P2"/>
      <text:p text:style-name="P2">SELECT *</text:p>
      <text:p text:style-name="P2">FROM empleados</text:p>
      <text:p text:style-name="P2">WHERE apellidos LIKE 'R%'</text:p>
      <text:p text:style-name="P2"/>
      <text:p text:style-name="P2">'R%' es un patrón de búsqueda dónde % representa un comodín que junto con el operador LIKE tiene el cometido de reemplazar a cualquier cadena de texto, incluso la cadena vacía.</text:p>
      <text:p text:style-name="P2">Cualquier valor que haya en el campo apellidos que empiece por R seguida de cualquier cosa % devolverá cierto a apellidos LIKE 'R%'</text:p>
      <text:p text:style-name="P2"/>
      <text:p text:style-name="P2">¿Qué empleados hay cuyo segundo apellido termina en N?</text:p>
      <text:p text:style-name="P2"/>
      <text:p text:style-name="P2">En MYSQL la comparación de cadenas por defecto no es sensible a mayúsculas, por eso indicando una N encuentra los apellidos terminados en n</text:p>
      <text:p text:style-name="P2"/>
      <text:p text:style-name="P2">Devolver una lista de empleados cuyo nombre contenga la cadena AR en cualquier posición</text:p>
      <text:p text:style-name="P2"/>
      <text:p text:style-name="P2">NULL</text:p>
      <text:p text:style-name="P2"/>
      <text:p text:style-name="P2">Cuando diseñamos una tabla en la base de datos, una de las propiedades que se establece para los campos de la tabla es si pueden contener o no un valor nulo.</text:p>
      <text:p text:style-name="P2"/>
      <text:p text:style-name="P2">Tabla vehiculos</text:p>
      <table:table table:name="Tabla4" table:style-name="Tabla4">
        <table:table-column table:style-name="Tabla4.A" table:number-columns-repeated="5"/>
        <table:table-row>
          <table:table-cell table:style-name="Tabla4.A1" office:value-type="string">
            <text:p text:style-name="P16">id</text:p>
          </table:table-cell>
          <table:table-cell table:style-name="Tabla4.A1" office:value-type="string">
            <text:p text:style-name="P16">marca</text:p>
          </table:table-cell>
          <table:table-cell table:style-name="Tabla4.A1" office:value-type="string">
            <text:p text:style-name="P16">modelo</text:p>
          </table:table-cell>
          <table:table-cell table:style-name="Tabla4.A1" office:value-type="string">
            <text:p text:style-name="P16">proxima_itv</text:p>
          </table:table-cell>
          <table:table-cell table:style-name="Tabla4.E1" office:value-type="string">
            <text:p text:style-name="P16">ultima_itv</text:p>
          </table:table-cell>
        </table:table-row>
        <table:table-row>
          <table:table-cell table:style-name="Tabla4.A2" office:value-type="float" office:value="1">
            <text:p text:style-name="P16">1</text:p>
          </table:table-cell>
          <table:table-cell table:style-name="Tabla4.B2" office:value-type="string">
            <text:p text:style-name="P16">Seat</text:p>
          </table:table-cell>
          <table:table-cell table:style-name="Tabla4.B2" office:value-type="string">
            <text:p text:style-name="P16">Panda</text:p>
          </table:table-cell>
          <table:table-cell table:style-name="Tabla4.D2" office:value-type="date" office:date-value="2009-12-01">
            <text:p text:style-name="P16">01/12/09</text:p>
          </table:table-cell>
          <table:table-cell table:style-name="Tabla4.E2" office:value-type="date" office:date-value="2008-12-01">
            <text:p text:style-name="P16">01/12/08</text:p>
          </table:table-cell>
        </table:table-row>
        <table:table-row>
          <table:table-cell table:style-name="Tabla4.A2" office:value-type="float" office:value="2">
            <text:p text:style-name="P16">2</text:p>
          </table:table-cell>
          <table:table-cell table:style-name="Tabla4.B2" office:value-type="string">
            <text:p text:style-name="P16">Citroen</text:p>
          </table:table-cell>
          <table:table-cell table:style-name="Tabla4.B2" office:value-type="string">
            <text:p text:style-name="P16">C2</text:p>
          </table:table-cell>
          <table:table-cell table:style-name="Tabla4.D2" office:value-type="date" office:date-value="2010-05-05">
            <text:p text:style-name="P16">05/05/10</text:p>
          </table:table-cell>
          <table:table-cell table:style-name="Tabla4.E2" office:value-type="date" office:date-value="2009-05-05">
            <text:p text:style-name="P16">05/05/09</text:p>
          </table:table-cell>
        </table:table-row>
        <table:table-row>
          <table:table-cell table:style-name="Tabla4.A2" office:value-type="float" office:value="3">
            <text:p text:style-name="P16">3</text:p>
          </table:table-cell>
          <table:table-cell table:style-name="Tabla4.B2" office:value-type="string">
            <text:p text:style-name="P16">Ford </text:p>
          </table:table-cell>
          <table:table-cell table:style-name="Tabla4.B2" office:value-type="string">
            <text:p text:style-name="P16">Fiesta</text:p>
          </table:table-cell>
          <table:table-cell table:style-name="Tabla4.D2" office:value-type="date" office:date-value="2019-10-10">
            <text:p text:style-name="P16">10/10/19</text:p>
          </table:table-cell>
          <table:table-cell table:style-name="Tabla4.E4" office:value-type="string">
            <text:p text:style-name="P16"/>
          </table:table-cell>
        </table:table-row>
        <table:table-row>
          <table:table-cell table:style-name="Tabla4.A2" office:value-type="float" office:value="4">
            <text:p text:style-name="P16">4</text:p>
          </table:table-cell>
          <table:table-cell table:style-name="Tabla4.B2" office:value-type="string">
            <text:p text:style-name="P16">Nissan</text:p>
          </table:table-cell>
          <table:table-cell table:style-name="Tabla4.B2" office:value-type="string">
            <text:p text:style-name="P16">Cascai</text:p>
          </table:table-cell>
          <table:table-cell table:style-name="Tabla4.D2" office:value-type="date" office:date-value="2010-01-02">
            <text:p text:style-name="P16">02/01/10</text:p>
          </table:table-cell>
          <table:table-cell table:style-name="Tabla4.E4" office:value-type="string">
            <text:p text:style-name="P16"/>
          </table:table-cell>
        </table:table-row>
        <table:table-row>
          <table:table-cell table:style-name="Tabla4.A2" office:value-type="float" office:value="5">
            <text:p text:style-name="P16">5</text:p>
          </table:table-cell>
          <table:table-cell table:style-name="Tabla4.B2" office:value-type="string">
            <text:p text:style-name="P16">Peugueot</text:p>
          </table:table-cell>
          <table:table-cell table:style-name="Tabla4.A2" office:value-type="float" office:value="305">
            <text:p text:style-name="P16">305</text:p>
          </table:table-cell>
          <table:table-cell table:style-name="Tabla4.D2" office:value-type="date" office:date-value="2011-02-03">
            <text:p text:style-name="P16">03/02/11</text:p>
          </table:table-cell>
          <table:table-cell table:style-name="Tabla4.E4" office:value-type="string">
            <text:p text:style-name="P16"/>
          </table:table-cell>
        </table:table-row>
      </table:table>
      <text:p text:style-name="P2"/>
      <text:p text:style-name="P2"/>
      <text:p text:style-name="P2">IS NULL</text:p>
      <text:p text:style-name="P2">Permite establecer en la cláusula WHERE de una consulta SQL condiciones para filtrar por campos de valor nulo</text:p>
      <text:p text:style-name="P2"/>
      <text:p text:style-name="P2">¿Qué vehículos nunca han pasado la ITV?</text:p>
      <text:p text:style-name="P2"/>
      <text:p text:style-name="P2">SELECT *</text:p>
      <text:p text:style-name="P2">FROM vehiculos</text:p>
      <text:p text:style-name="P2">WHERE ultima_itv IS NULL</text:p>
      <text:p text:style-name="P2"/>
      <text:p text:style-name="P2">Consulta que devuelva los vehículos que han pasado como mínimo una vez la ITV </text:p>
      <text:p text:style-name="P2"><text:soft-page-break/></text:p>
      <text:p text:style-name="P2">SELECT *</text:p>
      <text:p text:style-name="P2">FROM vehiculos</text:p>
      <text:p text:style-name="P2">WHERE ultima_itv IS NOT NULL</text:p>
      <text:p text:style-name="P2"/>
      <text:p text:style-name="P2">Consulta vehículos que pasaron la ITV durante el año 2008</text:p>
      <text:p text:style-name="P2"/>
      <text:p text:style-name="P2">SELECT *</text:p>
      <text:p text:style-name="P2">FROM vehiculos</text:p>
      <text:p text:style-name="P2">WHERE ultima_itv NOT BETWEEN '20080101' AND '20081231'</text:p>
      <text:p text:style-name="P2"/>
      <text:p text:style-name="P2">Vehículos que no pasaron la ITV en el 2008</text:p>
      <text:p text:style-name="P2"/>
      <text:p text:style-name="P2">Observamos que los campos con valor NULL son ignorados en ambos casos. Es mejor utilizar IS NULL o IS NOT NULL</text:p>
      <text:p text:style-name="P2"/>
      <text:p text:style-name="P2">SELECT *</text:p>
      <text:p text:style-name="P2">FROM vehiculos</text:p>
      <text:p text:style-name="P2">WHERE ultima_itv NOT (BETWEEN '20080101' AND '20081231')</text:p>
      <text:p text:style-name="P2"><text:tab/>OR ultima_itv IS NULL</text:p>
      <text:p text:style-name="P2"/>
      <text:p text:style-name="P2">Los valores nulos no se pueden comparar ni sumar, no pueden intervenir en un promedio, no son valores máximos ni mínimos, son solamente valores nulos.</text:p>
      <text:p text:style-name="P2"/>
      <text:p text:style-name="P1">RESUMEN</text:p>
      <text:p text:style-name="P1"/>
      <text:p text:style-name="P2">Tipos de consultas</text:p>
      <text:list xml:id="list2731138279696915640" text:style-name="L12">
        <text:list-item>
          <text:p text:style-name="P14">Llanas: se seleccionan los campos de una tabla indicados en la cláusula SELECT, de los registros filtrados por la cláusula WHERE</text:p>
        </text:list-item>
        <text:list-item>
          <text:p text:style-name="P14">De cálculo: calculan los totales de una tabla indicados en la cláusula SELECT mediante funciones de agregado (SUM, MAX...) sobre los registros filtrados por la cláusula WHERE.</text:p>
          <text:p text:style-name="P14">Estos totales se pueden agrupar por los campos indicados en la cláusula <text:tab/>GROUP BY, en cuyo caso pueden ser filtrados por las condiciones establecidas en la cláusula HAVING</text:p>
        </text:list-item>
      </text:list>
      <text:p text:style-name="P2"/>
      <text:p text:style-name="P2">CLÁUSULAS SQL</text:p>
      <text:p text:style-name="P2"/>
      <text:p text:style-name="P2"><text:tab/>Cada una responde a una pregunta de construcción</text:p>
      <text:p text:style-name="P2"/>
      <text:list xml:id="list171330426843694525" text:style-name="L13">
        <text:list-item>
          <text:p text:style-name="P15">SELECT ¿Qué datos nos piden?</text:p>
        </text:list-item>
        <text:list-item>
          <text:p text:style-name="P15">FROM ¿Dónde están los datos?</text:p>
        </text:list-item>
        <text:list-item>
          <text:p text:style-name="P15">WHERE ¿Qué requisitos deben cumplir los registros?</text:p>
        </text:list-item>
        <text:list-item>
          <text:p text:style-name="P15">GROUP BY ¿Cómo deben agruparse los datos?</text:p>
        </text:list-item>
        <text:list-item>
          <text:p text:style-name="P15">HAVING ¿Qué requisitos deben cumplir los cálculos de totalización?</text:p>
        </text:list-item>
        <text:list-item>
          <text:p text:style-name="P15">ORDER BY ¿Por qué columnas debe ordenarse el resultado?</text:p>
        </text:list-item>
      </text:list>
      <text:p text:style-name="P2"/>
      <text:p text:style-name="P2">Para construir una consulta como mínimo deben intervenir las cláusulas <text:tab/>SELECT y FROM</text:p>
      <text:p text:style-name="P2"/>
      <text:p text:style-name="P2"/>
      <text:p text:style-name="P2">La cláusula SELECT establece la lista de campos que mostrará el resultado de la consulta, poniendo <text:s/>DISTINCT precediendo a la lista de campos se eliminan posibles registros duplicados</text:p>
      <text:p text:style-name="P2"/>
      <text:p text:style-name="P2">Podemos renombrar las columnas del resultado asignando un alias a cada campo</text:p>
      <text:p text:style-name="P2"><text:soft-page-break/></text:p>
      <text:p text:style-name="P2">En la cláusula FROM se establece la fuente de los datos, las tablas que intervienen en la consulta</text:p>
      <text:p text:style-name="P2"/>
      <text:p text:style-name="P2">En ka cláusula GROUP BY se establecen los campos por los que se agruparán los totales a obtener. No tiene sentido usar esta cláusula si no se indican funciones de agregado (SUM, MAX, AVG...) en la cláusula SELECT</text:p>
      <text:p text:style-name="P2"/>
      <text:p text:style-name="P2">Las condiciones establecidas en la cláusula WHERE tienen como propósito filtrar registros de la tabla, mientras que las condiciones de la cláusula HAVING filtran las filas de resultados condicionando únicamente los datos calculados por las funciones de agregado</text:p>
      <text:p text:style-name="P2"/>
      <text:p text:style-name="P2">La cláusula ORDER BY permite ordenar el resultado por diferentes columnas y en sentido ascendente o descendente</text:p>
      <text:p text:style-name="P2"/>
      <text:p text:style-name="P2"/>
      <text:p text:style-name="P2">Ejercicio</text:p>
      <text:p text:style-name="P2"/>
      <text:p text:style-name="P2">Diseña una tabla que pueda llevar un control sobre las ganancias de un jugador de poker y pueda responder a las siguientes preguntas</text:p>
      <text:p text:style-name="P2">¿Cuánto dinero se ganó durante el mes de marzo de 2008?</text:p>
      <text:p text:style-name="P2">¿Cuáles son las ganancias actuales?</text:p>
      <text:p text:style-name="P2"/>
      <text:p text:style-name="P2">Construye también las consul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9H7M23S</meta:editing-duration>
    <meta:editing-cycles>3</meta:editing-cycles>
    <meta:generator>OpenOffice/4.1.6$Win32 OpenOffice.org_project/416m1$Build-9790</meta:generator>
    <dc:date>2019-06-17T13:52:04.62</dc:date>
    <meta:document-statistic meta:table-count="4" meta:image-count="0" meta:object-count="0" meta:page-count="12" meta:paragraph-count="422" meta:word-count="2972" meta:character-count="17287"/>
    <meta:user-defined meta:name="Info 1"/>
    <meta:user-defined meta:name="Info 2"/>
    <meta:user-defined meta:name="Info 3"/>
    <meta:user-defined meta:name="Info 4"/>
  </office:meta>
</office:document-meta>
</file>